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lack Rose" svg:font-family="'Black Rose'" style:font-pitch="variable"/>
    <style:font-face style:name="Blenda Script" svg:font-family="'Blenda Script'" style:font-pitch="variable"/>
    <style:font-face style:name="Elegante" svg:font-family="Elegante" style:font-pitch="variable"/>
    <style:font-face style:name="JARDOTTY" svg:font-family="JARDOTTY" style:font-pitch="variable"/>
    <style:font-face style:name="Linux Libertine O" svg:font-family="'Linux Libertine O'" style:font-pitch="variable"/>
    <style:font-face style:name="Lobster Two" svg:font-family="'Lobster Two'" style:font-pitch="variable"/>
    <style:font-face style:name="notperfect regular" svg:font-family="'notperfect regular'" style:font-pitch="variable"/>
    <style:font-face style:name="Century Schoolbook L" svg:font-family="'Century Schoolbook 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4pt" officeooo:paragraph-rsid="00156877" style:font-size-asian="14pt" style:font-size-complex="14pt"/>
    </style:style>
    <style:style style:name="P2"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4pt" officeooo:rsid="00156877" officeooo:paragraph-rsid="00156877" style:font-size-asian="14pt" style:font-size-complex="14pt"/>
    </style:style>
    <style:style style:name="P3"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4pt" officeooo:paragraph-rsid="00156877" style:font-size-asian="14pt" style:font-name-complex="Garamond" style:font-size-complex="14pt"/>
    </style:style>
    <style:style style:name="P4" style:family="paragraph" style:parent-style-name="Standard">
      <style:paragraph-properties fo:margin-top="0.106cm" fo:margin-bottom="0.106cm" loext:contextual-spacing="false" style:line-height-at-least="0.353cm" fo:text-align="justify" style:justify-single-word="false"/>
      <style:text-properties style:font-name="Lobster Two" fo:font-size="32pt" officeooo:rsid="00156877" officeooo:paragraph-rsid="00156877" style:font-size-asian="32pt" style:font-size-complex="32pt"/>
    </style:style>
    <style:style style:name="P5" style:family="paragraph" style:parent-style-name="Standard">
      <style:paragraph-properties fo:margin-top="0.106cm" fo:margin-bottom="0.106cm" loext:contextual-spacing="false" style:line-height-at-least="0.353cm" fo:text-align="justify" style:justify-single-word="false" fo:break-before="page"/>
      <style:text-properties style:font-name="Linux Libertine O" fo:font-size="14pt" officeooo:paragraph-rsid="0015bae6" style:font-size-asian="14pt" style:font-name-complex="Garamond" style:font-size-complex="14pt"/>
    </style:style>
    <style:style style:name="T1" style:family="text">
      <style:text-properties style:text-position="super 58%" style:font-name-complex="Garamond"/>
    </style:style>
    <style:style style:name="T2" style:family="text">
      <style:text-properties style:text-position="super 58%" style:font-name="Garamond" fo:font-size="10pt" style:font-size-asian="10pt" style:font-name-complex="Garamond"/>
    </style:style>
    <style:style style:name="T3" style:family="text">
      <style:text-properties style:font-name-complex="Garamond"/>
    </style:style>
    <style:style style:name="T4" style:family="text">
      <style:text-properties fo:font-weight="bold" style:font-weight-asian="bold" style:font-weight-complex="bold"/>
    </style:style>
    <style:style style:name="T5" style:family="text">
      <style:text-properties style:font-name="JARDOTTY" style:font-name-complex="Garamond"/>
    </style:style>
    <style:style style:name="T6" style:family="text">
      <style:text-properties style:font-name="Garamond" fo:font-size="10pt" style:font-size-asian="10pt" style:font-name-complex="Garamond"/>
    </style:style>
    <style:style style:name="T7" style:family="text">
      <style:text-properties style:font-name="Garamond" fo:font-size="10pt" officeooo:rsid="0015bae6" style:font-size-asian="10pt" style:font-name-complex="Garamond"/>
    </style:style>
    <style:style style:name="T8" style:family="text">
      <style:text-properties style:font-name="Garamond" fo:font-size="10pt" fo:font-weight="bold" style:font-size-asian="10pt" style:font-weight-asian="bold" style:font-name-complex="Garamond"/>
    </style:style>
    <style:style style:name="T9" style:family="text">
      <style:text-properties style:font-name="Garamond" fo:font-size="10pt" fo:font-weight="bold" style:font-size-asian="10pt" style:font-weight-asian="bold" style:font-name-complex="Garamond" style:font-weight-complex="bold"/>
    </style:style>
    <style:style style:name="T10" style:family="text">
      <style:text-properties style:font-name="Garamond" fo:font-size="10pt" fo:font-style="italic" fo:font-weight="bold" style:font-size-asian="10pt" style:font-style-asian="italic" style:font-weight-asian="bold" style:font-name-complex="Garamond" style:font-style-complex="italic" style:font-weight-complex="bold"/>
    </style:style>
    <style:style style:name="T11" style:family="text">
      <style:text-properties style:font-name="Garamond" fo:font-size="10pt" fo:font-style="italic" fo:font-weight="bold" officeooo:rsid="0015bae6" style:font-size-asian="10pt" style:font-style-asian="italic" style:font-weight-asian="bold" style:font-name-complex="Garamond" style:font-style-complex="italic" style:font-weight-complex="bold"/>
    </style:style>
    <style:style style:name="T12" style:family="text">
      <style:text-properties officeooo:rsid="0015ba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text:p>
      <text:p text:style-name="P1"/>
      <text:p text:style-name="P4">Chapter 21 – The Precepts of the <text:s/>Church</text:p>
      <text:p text:style-name="P1"/>
      <text:p text:style-name="P3">1. Christ said to the Apostles: “If anyone will not hear the Church, let him be to thee as the <text:s/>_ _ _ _ _ _ _ <text:s/>and the <text:s/>_ _ _ _ _ _ _ .</text:p>
      <text:p text:style-name="P3">2. The laws of the Church are written in a book called the <text:s/>_ _ _ _ _ _ _ .</text:p>
      <text:p text:style-name="P1"><text:span text:style-name="T3">3. We (</text:span><text:span text:style-name="T5">are</text:span><text:span text:style-name="T3">) (</text:span><text:span text:style-name="T5">are not</text:span><text:span text:style-name="T3">) allowed to offer sacrifice to a saint.</text:span></text:p>
      <text:p text:style-name="P3">4. The <text:s/>_ _ _ _ _ _ _ <text:s/>is a perpetuation of the Sacrifice of Calvary.</text:p>
      <text:p text:style-name="P3">5. The two Holy Days of Obligation in Australia are <text:s/>_ _ _ _ _ _ _ <text:s/>and <text:s/>_ _ _ _ _ _ _ .</text:p>
      <text:p text:style-name="P1"><text:span text:style-name="T3">6. Which feast occurs on 15</text:span><text:span text:style-name="T1">th</text:span><text:span text:style-name="T3"> August? <text:s/>_ _ _ _ _ _ _ .</text:span></text:p>
      <text:p text:style-name="P1"><text:span text:style-name="T3">7. One who listens to a broadcast Mass (</text:span><text:span text:style-name="T5">fulfils</text:span><text:span text:style-name="T3">) (</text:span><text:span text:style-name="T5">does not fulfil</text:span><text:span text:style-name="T3">) his obligation of hearing Mass.</text:span></text:p>
      <text:p text:style-name="P3">8. The Mass begins with <text:s/>_ _ _ _ _ _ _ <text:s/>and ends with <text:s/>_ _ _ _ _ _ _ .</text:p>
      <text:p text:style-name="P1"><text:span text:style-name="T3">9. From the beginning to the Offertory binds under pain of (</text:span><text:span text:style-name="T5">mortal</text:span><text:span text:style-name="T3">) (</text:span><text:span text:style-name="T5">venial</text:span><text:span text:style-name="T3">) sin.</text:span></text:p>
      <text:p text:style-name="P1"><text:span text:style-name="T3">10. From the Offertory to the Communion binds under pain of (</text:span><text:span text:style-name="T5">mortal</text:span><text:span text:style-name="T3">) (</text:span><text:span text:style-name="T5">venial</text:span><text:span text:style-name="T3">) sin.</text:span></text:p>
      <text:p text:style-name="P1"><text:span text:style-name="T3">11. From the Communion to the Ite missa est binds under pain of (</text:span><text:span text:style-name="T5">mortal</text:span><text:span text:style-name="T3">) (</text:span><text:span text:style-name="T5">venial</text:span><text:span text:style-name="T3">) sin.</text:span></text:p>
      <text:p text:style-name="P1"><text:span text:style-name="T3">12. A man who accidentally falls asleep during Mass on Sunday (</text:span><text:span text:style-name="T5">is</text:span><text:span text:style-name="T3">) (</text:span><text:span text:style-name="T5">is not</text:span><text:span text:style-name="T3">) obliged to hear another Mass that day.</text:span></text:p>
      <text:p text:style-name="P1"><text:span text:style-name="T3">13. Billy, who has had measles, is now well enough to be able to go to the pictures. Is he obliged to go to Mass on Sunday? (</text:span><text:span text:style-name="T5">yes</text:span><text:span text:style-name="T3">) (</text:span><text:span text:style-name="T5">no</text:span><text:span text:style-name="T3">).</text:span></text:p>
      <text:p text:style-name="P1"><text:span text:style-name="T3">14. Harry, a strong, healthy young man, (</text:span><text:span text:style-name="T5">is</text:span><text:span text:style-name="T3">) (</text:span><text:span text:style-name="T5">is not</text:span><text:span text:style-name="T3">) obliged to walk four kilometres to attend Mass on a Sunday.</text:span></text:p>
      <text:p text:style-name="P3">15. St. Paul says: “Whether you eat or drink, or whatsoever else you do, do <text:s/>_ _ _ _ _ _ _ <text:s/>to the glory of God.”</text:p>
      <text:p text:style-name="P3">16. The law to attend Mass binds under pain of <text:s/>_ _ _ _ _ _ _ <text:s/>sin, but admits <text:s/>_ _ _ _ _ _ _ <text:s/>matter.</text:p>
      <text:p text:style-name="P1"><text:span text:style-name="T3">17. The law of fast is concerned with the (</text:span><text:span text:style-name="T5">amount</text:span><text:span text:style-name="T3">) (</text:span><text:span text:style-name="T5">kind</text:span><text:span text:style-name="T3">) of food allowed.</text:span></text:p>
      <text:p text:style-name="P3">18. On a fast day we are allowed one <text:s/>_ _ _ _ _ _ _ <text:s/>meal, and <text:s/>_ _ _ _ _ _ _ <text:s/>lesser meals.</text:p>
      <text:p text:style-name="P1"><text:soft-page-break/><text:span text:style-name="T3">19. Harry drinks lots of beer between meals on a fast day. Does he break his fast by doing this? (</text:span><text:span text:style-name="T5">yes</text:span><text:span text:style-name="T3">) (</text:span><text:span text:style-name="T5">no</text:span><text:span text:style-name="T3">).</text:span></text:p>
      <text:p text:style-name="P3">20. James, who is obliged to fast, eats four huge meals on a fast day. How many sins does he commit? <text:s/>_ _ _ _ _ _ _ .</text:p>
      <text:p text:style-name="P3">21. Those are obliged to fast who have had their <text:s/>_ _ _ _ _ _ _ <text:s/>birthday, and who have not yet begun their <text:s/>_ _ _ _ _ _ _ <text:s/>year.</text:p>
      <text:p text:style-name="P1"><text:span text:style-name="T3">22. If St. Patrick's Day falls on a Friday during Lent we are obliged (</text:span><text:span text:style-name="T5">to fast, but not to abstain</text:span><text:span text:style-name="T3">) (</text:span><text:span text:style-name="T5">to fast and to abstain</text:span><text:span text:style-name="T3">) (</text:span><text:span text:style-name="T5">to abstain, but not to fast</text:span><text:span text:style-name="T3">).</text:span></text:p>
      <text:p text:style-name="P1"><text:span text:style-name="T3">23. Abstinence concerns the (</text:span><text:span text:style-name="T5">amount</text:span><text:span text:style-name="T3">) (</text:span><text:span text:style-name="T5">kind</text:span><text:span text:style-name="T3">) of food allowed.</text:span></text:p>
      <text:p text:style-name="P3">24. To eat a large amount of <text:s/>_ _ _ _ _ _ _ <text:s/>on a Good Friday would be a mortal sin.</text:p>
      <text:p text:style-name="P1"><text:span text:style-name="T3">25. One who is excused from fasting is by that fact also excused from abstaining. This (</text:span><text:span text:style-name="T5">is</text:span><text:span text:style-name="T3">) (</text:span><text:span text:style-name="T5">is not</text:span><text:span text:style-name="T3">) correct.</text:span></text:p>
      <text:p text:style-name="P3">26. John is bound to fast and to abstain. On a Friday which happens to be a fast day, he eats meat at two different meals and breaks his fast as well. How many sins does he commit? <text:s/>_ _ _ _ _ _ _ .</text:p>
      <text:p text:style-name="P1"><text:span text:style-name="T3">27. If the Assumption occurs on a Friday, we (</text:span><text:span text:style-name="T5">are</text:span><text:span text:style-name="T3">) (</text:span><text:span text:style-name="T5">are not</text:span><text:span text:style-name="T3">) obliged to observe the law of abstinence that day.</text:span></text:p>
      <text:p text:style-name="P3">28. The two days during Lent which prescribe fast and abstinence are <text:s/>_ _ _ _ _ _ _ <text:s/>and <text:s/>_ _ _ _ _ _ _ .</text:p>
      <text:p text:style-name="P3">29. The only day other than Good Friday on which we have to <text:span text:style-name="T12">fast</text:span> is <text:s/>_ _ _ _ _ _ _ .</text:p>
      <text:p text:style-name="P3">30. The precept bidding us go to confession once a year obliges all who are in <text:s/>_ _ _ _ _ _ _ <text:s/>sin.</text:p>
      <text:p text:style-name="P3">31 We are obliged to go to Communion during the period which stretches from <text:s/>_ _ _ _ _ _ _ <text:s/>to <text:s/>_ _ _ _ _ _ _ .</text:p>
      <text:p text:style-name="P3">32. We should support our pastors because there is a <text:s/>_ _ _ _ _ _ _ <text:s/>between them and the parish.</text:p>
      <text:p text:style-name="P3">33. St. Paul says that “Those who preach the Gospel, should <text:s/>_ _ _ _ _ _ _ <text:s/>by the Gospel.”</text:p>
      <text:p text:style-name="P3">34. The times during which we are forbidden to solemnise marriage are <text:s/>_ _ _ _ _ _ _ <text:s/>and <text:s/>_ _ _ _ _ _ _ .</text:p>
      <text:p text:style-name="P3">35. Catholics are not allowed to marry a <text:s/>_ _ _ _ _ _ _ <text:s/>cousin or any relative closer than that; or anyone to whom they are spiritually related by <text:s/>_ _ _ _ _ _ _ .</text:p>
      <text:p text:style-name="P3"/>
      <text:p text:style-name="P3"/>
      <text:p text:style-name="P5"><text:span text:style-name="T6">1. Christ said to the Apostles: “If anyone will not hear the Church, let him be to thee as the (</text:span><text:span text:style-name="T11">heathen</text:span><text:span text:style-name="T6">) and the (</text:span><text:span text:style-name="T11">publican</text:span><text:span text:style-name="T6">). 2. The laws of the Church are written in a book called the (</text:span><text:span text:style-name="T11">Code of Canon Law</text:span><text:span text:style-name="T6">). 3. We (are) (</text:span><text:span text:style-name="T10">are not</text:span><text:span text:style-name="T6">) allowed to offer sacrifice to a saint. 4. The (</text:span><text:span text:style-name="T11">Mass</text:span><text:span text:style-name="T6">) is a perpetuation of the Sacrifice of Calvary. 5. The two Holy Days of Obligation in Australia are (</text:span><text:span text:style-name="T11">Ash Wednesday</text:span><text:span text:style-name="T6">) and (</text:span><text:span text:style-name="T11">Good Friday).</text:span><text:span text:style-name="T6"> 6. Which feast occurs on 15</text:span><text:span text:style-name="T2">th</text:span><text:span text:style-name="T6"> August? (</text:span><text:span text:style-name="T11">The Assumption</text:span><text:span text:style-name="T6">). 7. One who listens to a broadcast Mass (fulfils) (</text:span><text:span text:style-name="T10">does not fulfil</text:span><text:span text:style-name="T6">) his obligation of hearing Mass. 8. The Mass begins with (</text:span><text:span text:style-name="T11">Latin Prayers</text:span><text:span text:style-name="T6">) and ends with (</text:span><text:span text:style-name="T11">Ite Missa est</text:span><text:span text:style-name="T6">). 9. From the beginning to the Offertory binds under pain of (mortal) (</text:span><text:span text:style-name="T10">venial</text:span><text:span text:style-name="T6">) sin. 10. From the Offertory to the Communion binds under pain of (</text:span><text:span text:style-name="T10">mortal</text:span><text:span text:style-name="T6">) (venial) sin. 11. From the Communion to the Ite missa est binds under pain of (mortal) (</text:span><text:span text:style-name="T10">venial</text:span><text:span text:style-name="T6">) sin. 12. A man who accidentally falls asleep during Mass on Sunday (is) (</text:span><text:span text:style-name="T10">is not</text:span><text:span text:style-name="T6">) obliged to hear another Mass that day. 13. Billy, who has had measles, is now well enough to be able to go to the pictures. Is he obliged to go to Mass on Sunday? (</text:span><text:span text:style-name="T10">yes</text:span><text:span text:style-name="T6">) (no). 14. Harry, a strong, healthy young man, (</text:span><text:span text:style-name="T10">is</text:span><text:span text:style-name="T6">) (is not) obliged to walk four kilometres to attend Mass on a Sunday. 15. St. Paul says: “Whether you eat or drink, or whatsoever else you do, do (</text:span><text:span text:style-name="T11">all</text:span><text:span text:style-name="T6">) to the glory of God.” 16. The law to attend Mass binds under pain of (</text:span><text:span text:style-name="T11">mortal</text:span><text:span text:style-name="T6">) sin, but admits (</text:span><text:span text:style-name="T11">light</text:span><text:span text:style-name="T6">) matter. 17. The law of fast is concerned with the (</text:span><text:span text:style-name="T10">amount</text:span><text:span text:style-name="T6">) (kind) of food allowed. 18. On a fast day we are allowed one (</text:span><text:span text:style-name="T11">normal</text:span><text:span text:style-name="T6">) meal, and (</text:span><text:span text:style-name="T11">two</text:span><text:span text:style-name="T6">) lesser meals. 19. Harry drinks lots of beer between meals on a fast day. Does he break his fast by doing this? (yes) (</text:span><text:span text:style-name="T10">no</text:span><text:span text:style-name="T6">). 20. James, who is obliged to fast, eats four huge meals on a fast day. How many sins does he commit? (</text:span><text:span text:style-name="T11">one</text:span><text:span text:style-name="T6">). 21. Those are obliged to fast who have had their (</text:span><text:span text:style-name="T11">21st</text:span><text:span text:style-name="T6">) birthday, and who have not yet begun their (</text:span><text:span text:style-name="T11">60th</text:span><text:span text:style-name="T6">) year. 22. If St. Patrick's Day falls on a Friday during Lent we are obliged (to fast, but not to abstain) (to fast and to abstain) (</text:span><text:span text:style-name="T10">to abstain, but not to fast</text:span><text:span text:style-name="T6">). 23. Abstinence concerns the (amount) (</text:span><text:span text:style-name="T10">kind</text:span><text:span text:style-name="T6">) of food allowed. 24. To eat a large amount of (</text:span><text:span text:style-name="T11">meat</text:span><text:span text:style-name="T6">) on a Good Friday would be a mortal sin. 25. One who is excused from fasting is by that fact also excused from abstaining. This (is) (</text:span><text:span text:style-name="T10">is not</text:span><text:span text:style-name="T6">) correct. 26. John is bound to fast and to abstain. On a Friday which happens to be a fast day, he eats meat at two different meals and breaks his fast as well. How many sins does he commit? (</text:span><text:span text:style-name="T11">three</text:span><text:span text:style-name="T6">). 27. If the Assumption occurs on a Friday, we (are) (</text:span><text:span text:style-name="T10">are not</text:span><text:span text:style-name="T6">) obliged to observe the law of abstinence that day. 28. The two days during Lent which prescribe fast and abstinence are (</text:span><text:span text:style-name="T11">Ash Wednesday</text:span><text:span text:style-name="T6">) and (</text:span><text:span text:style-name="T11">Good Friday</text:span><text:span text:style-name="T6">).</text:span><text:span text:style-name="T8"> </text:span><text:span text:style-name="T6">29. The only day other than Good Friday on which we have to </text:span><text:span text:style-name="T7">fast</text:span><text:span text:style-name="T6"> is (</text:span><text:span text:style-name="T11">Ash Wednesday</text:span><text:span text:style-name="T6">). 30. The precept bidding us go to confession once a year obliges all who are in (</text:span><text:span text:style-name="T11">mortal</text:span><text:span text:style-name="T6">) sin. 31 We are obliged to go to Communion during the period which stretches from (</text:span><text:span text:style-name="T11">Ash Wednesday</text:span><text:span text:style-name="T6">) to (</text:span><text:span text:style-name="T11">Trinity Sunday</text:span><text:span text:style-name="T6">). 32. We should support our pastors because there is a (</text:span><text:span text:style-name="T11">contract</text:span><text:span text:style-name="T6">) between them and the parish. 33. St. Paul says that “Those who preach the Gospel, should (</text:span><text:span text:style-name="T11">live</text:span><text:span text:style-name="T6">) by the Gospel.” 34. The times during which we are forbidden to solemnise marriage are (</text:span><text:span text:style-name="T11">Advent</text:span><text:span text:style-name="T6">) and (</text:span><text:span text:style-name="T11">Lent</text:span><text:span text:style-name="T6">). 35. Catholics are not allowed to marry a (</text:span><text:span text:style-name="T11">second</text:span><text:span text:style-name="T6">) cousin or any relative closer than that; or anyone to whom they are spiritually related by (</text:span><text:span text:style-name="T11">baptism</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lack Rose" svg:font-family="'Black Rose'" style:font-pitch="variable"/>
    <style:font-face style:name="Blenda Script" svg:font-family="'Blenda Script'" style:font-pitch="variable"/>
    <style:font-face style:name="Elegante" svg:font-family="Elegante" style:font-pitch="variable"/>
    <style:font-face style:name="JARDOTTY" svg:font-family="JARDOTTY" style:font-pitch="variable"/>
    <style:font-face style:name="Linux Libertine O" svg:font-family="'Linux Libertine O'" style:font-pitch="variable"/>
    <style:font-face style:name="Lobster Two" svg:font-family="'Lobster Two'" style:font-pitch="variable"/>
    <style:font-face style:name="notperfect regular" svg:font-family="'notperfect regular'" style:font-pitch="variable"/>
    <style:font-face style:name="Century Schoolbook L" svg:font-family="'Century Schoolbook 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3:18:02.372847903</meta:creation-date>
    <meta:print-date>2016-02-08T13:27:17.140452775</meta:print-date>
    <dc:date>2016-02-08T15:06:11.238073134</dc:date>
    <meta:editing-duration>PT19M17S</meta:editing-duration>
    <meta:editing-cycles>3</meta:editing-cycles>
    <meta:generator>LibreOffice/4.3.3.2$Linux_X86_64 LibreOffice_project/430m0$Build-2</meta:generator>
    <meta:document-statistic meta:table-count="0" meta:image-count="0" meta:object-count="0" meta:page-count="3" meta:paragraph-count="38" meta:word-count="1480" meta:character-count="7061" meta:non-whitespace-character-count="5566"/>
  </office:meta>
</office:document-meta>
</file>